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7da647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cm" svg:height="4.7cm" svg:x="3cm" svg:y="3.7cm">
            <text:p text:style-name="P1"/>
            <text:p text:style-name="P1"/>
            <text:p text:style-name="P1"><text:span text:style-name="T1">Stochasti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5cm" svg:height="4.7cm" svg:x="4.6cm" svg:y="1.1cm">
            <text:p text:style-name="P1"><text:span text:style-name="T1"><text:s text:c="11"/></text:span><text:span text:style-name="T1">Methodologi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5cm" svg:height="4.7cm" svg:x="1.2cm" svg:y="1.2cm">
            <text:p text:style-name="P1"><text:span text:style-name="T1">Fach- <text:s text:c="6"/></text:span></text:p>
            <text:p text:style-name="P1"><text:span text:style-name="T1">Wissenschaft <text:s text:c="7"/></text:span></text:p>
            <text:p text:style-name="P1"><text:span text:style-name="T1"/></text:p>
            <text:p text:style-name="P1"><text:span text:style-name="T2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1.988cm" svg:height="1.199cm" draw:transform="rotate (0.436332312998582) translate (3.139cm 4.975cm)">
            <draw:text-box>
              <text:p><text:span text:style-name="T2">Angew.</text:span></text:p>
              <text:p><text:span text:style-name="T2">Statistik</text:span></text:p>
            </draw:text-box>
          </draw:frame>
          <draw:frame draw:style-name="gr2" draw:text-style-name="P3" draw:layer="layout" svg:width="2.225cm" svg:height="0.725cm" draw:transform="rotate (1.5707963267949) translate (5cm 3.925cm)">
            <draw:text-box>
              <text:p><text:span text:style-name="T2">Methodi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7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olker Mittendorf</meta:initial-creator>
    <meta:creation-date>2015-03-04T23:14:48</meta:creation-date>
    <meta:printed-by>Volker Mittendorf</meta:printed-by>
    <meta:print-date>2015-03-04T23:21:40</meta:print-date>
    <dc:date>2015-03-12T12:24:23</dc:date>
    <dc:creator>Volker Mittendorf</dc:creator>
    <meta:editing-duration>PT1M7S</meta:editing-duration>
    <meta:editing-cycles>2</meta:editing-cycles>
    <meta:generator>LibreOffice/3.5$Linux_X86_64 LibreOffice_project/350m1$Build-2</meta:generator>
    <meta:document-statistic meta:object-count="6"/>
  </office:meta>
</office:document-meta>
</file>